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83,334,953,818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61,099,122,225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51,732,181,868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61,739,955,576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06,224,598,571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98,727,642,967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86,833,502,362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67,775,268,626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25,122,306,346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7,798,351,648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15,270,054,945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79,712,087,912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0,882,142,857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4,530,494,505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1,734,065,934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3,533,791,208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9,363,736,263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7,538,461,538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7,759,890,109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2,393,131,868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0,255,495,027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1,297,802,115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,059,340,38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42:05.326935504</dc:date>
    <meta:editing-duration>PT5H33M23S</meta:editing-duration>
    <meta:editing-cycles>137</meta:editing-cycles>
    <meta:generator>LibreOffice/7.2.6.2$Linux_X86_64 LibreOffice_project/20$Build-2</meta:generator>
    <meta:document-statistic meta:table-count="1" meta:cell-count="48" meta:object-count="0"/>
  </office:meta>
</office:document-meta>
</file>